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283.35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186.49pt"/>
    </style:style>
    <style:style style:name="co8" style:family="table-column">
      <style:table-column-properties fo:break-before="auto" style:column-width="45.21pt"/>
    </style:style>
    <style:style style:name="co9" style:family="table-column">
      <style:table-column-properties fo:break-before="auto" style:column-width="60.35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49.24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2018-19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d8d8d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Hoja2.$C$2:.$C$3])" table:allow-empty-cell="true" table:display-list="unsorted" table:base-cell-address="'2018-19'.I2">
          <table:error-message table:message-type="stop" table:display="true"/>
        </table:content-validation>
      </table:content-validations>
      <table:table table:name="2018-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enominación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Ciclo</text:p>
          </table:table-cell>
          <table:table-cell table:style-name="ce1" office:value-type="string" calcext:value-type="string">
            <text:p>Nivel</text:p>
          </table:table-cell>
          <table:table-cell table:style-name="ce1" office:value-type="string" calcext:value-type="string">
            <text:p>Familia</text:p>
          </table:table-cell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FSE</text:p>
          </table:table-cell>
          <table:table-cell table:style-name="ce1" office:value-type="string" calcext:value-type="string">
            <text:p>Dual</text:p>
          </table:table-cell>
          <table:table-cell table:style-name="ce1" office:value-type="string" calcext:value-type="string">
            <text:p>Activ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PBIC1D</text:p>
          </table:table-cell>
          <table:table-cell table:style-name="ce3" table:formula="of:=[$'2018-19'.$F2]&amp;&quot; &quot;&amp;[$'2018-19'.$E2]" office:value-type="string" office:string-value="1º Informática  y Comunicaciones" calcext:value-type="string">
            <text:p>1º Informática <text:s/>y Comunicacione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B01</text:p>
          </table:table-cell>
          <table:table-cell table:style-name="ce3" office:value-type="string" calcext:value-type="string">
            <text:p>Informática <text:s/>y Comunicaciones</text:p>
          </table:table-cell>
          <table:table-cell table:style-name="ce5" office:value-type="string" calcext:value-type="string">
            <text:p>1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FPB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PBEE1D</text:p>
          </table:table-cell>
          <table:table-cell table:style-name="ce4" office:value-type="string" calcext:value-type="string">
            <text:p>1º Electricidad y Electrónica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style-name="ce3"/>
          <table:table-cell table:style-name="ce5"/>
          <table:table-cell table:style-name="ce5" table:content-validation-name="val1"/>
          <table:table-cell table:style-name="ce5"/>
          <table:table-cell table:style-name="ce6" table:content-validation-name="val1"/>
          <table:table-cell table:number-columns-repeated="1013"/>
        </table:table-row>
        <table:table-row table:style-name="ro1">
          <table:table-cell table:style-name="ce2" office:value-type="string" calcext:value-type="string">
            <text:p>FPBIC1V</text:p>
          </table:table-cell>
          <table:table-cell table:style-name="ce3" table:formula="of:=[$'2018-19'.$F4]&amp;&quot; &quot;&amp;[$'2018-19'.$E4]" office:value-type="string" office:string-value="1º Informática  y Comunicaciones" calcext:value-type="string">
            <text:p>1º Informática <text:s/>y Comunicacione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B01</text:p>
          </table:table-cell>
          <table:table-cell table:style-name="ce3" office:value-type="string" calcext:value-type="string">
            <text:p>Informática <text:s/>y Comunicaciones</text:p>
          </table:table-cell>
          <table:table-cell table:style-name="ce5" office:value-type="string" calcext:value-type="string">
            <text:p>1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FPB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PBIC2D</text:p>
          </table:table-cell>
          <table:table-cell table:style-name="ce3" office:value-type="string" calcext:value-type="string">
            <text:p>2º Informática <text:s/>y Comunicaciones + 2º Electricidad y Electrónica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B01</text:p>
          </table:table-cell>
          <table:table-cell table:style-name="ce3" office:value-type="string" calcext:value-type="string">
            <text:p>Informática <text:s/>y Comunicacione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FPB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PBIC2V</text:p>
          </table:table-cell>
          <table:table-cell table:style-name="ce3" table:formula="of:=[$'2018-19'.$F6]&amp;&quot; &quot;&amp;[$'2018-19'.$E6]" office:value-type="string" office:string-value="2º Informática  y Comunicaciones" calcext:value-type="string">
            <text:p>2º Informática <text:s/>y Comunicacione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B01</text:p>
          </table:table-cell>
          <table:table-cell table:style-name="ce3" office:value-type="string" calcext:value-type="string">
            <text:p>Informática <text:s/>y Comunicacione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FPB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T2D</text:p>
          </table:table-cell>
          <table:table-cell table:style-name="ce3" table:formula="of:=[$'2018-19'.$F7]&amp;&quot; &quot;&amp;[$'2018-19'.$E7]" office:value-type="string" office:string-value="2º Instalaciones de Telecomunicaciones" calcext:value-type="string">
            <text:p>2º Instalaciones de Telecomunicacione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ELEM02</text:p>
          </table:table-cell>
          <table:table-cell table:style-name="ce3" office:value-type="string" calcext:value-type="string">
            <text:p>Instalaciones de Telecomunicacione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Electricidad y Electrónica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EA2D</text:p>
          </table:table-cell>
          <table:table-cell table:style-name="ce3" table:formula="of:=[$'2018-19'.$F8]&amp;&quot; &quot;&amp;[$'2018-19'.$E8]" office:value-type="string" office:string-value="2º Instalaciones Eléctricas y Automáticas" calcext:value-type="string">
            <text:p>2º Instalaciones Eléctricas y Automática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ELEM01</text:p>
          </table:table-cell>
          <table:table-cell table:style-name="ce3" office:value-type="string" calcext:value-type="string">
            <text:p>Instalaciones Eléctricas y Automática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Electricidad y Electrónica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2D</text:p>
          </table:table-cell>
          <table:table-cell table:style-name="ce3" table:formula="of:=[$'2018-19'.$F9]&amp;&quot; &quot;&amp;[$'2018-19'.$E9]" office:value-type="string" office:string-value="2º Mecanizado" calcext:value-type="string">
            <text:p>2º Mecanizado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FMEM01</text:p>
          </table:table-cell>
          <table:table-cell table:style-name="ce3" office:value-type="string" calcext:value-type="string">
            <text:p>Mecanizado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Fabricación Mecánica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R2D</text:p>
          </table:table-cell>
          <table:table-cell table:style-name="ce3" table:formula="of:=[$'2018-19'.$F10]&amp;&quot; &quot;&amp;[$'2018-19'.$E10]" office:value-type="string" office:string-value="2º Sistemas Microinformáticos y Redes" calcext:value-type="string">
            <text:p>2º Sistemas Microinformáticos y Rede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M01</text:p>
          </table:table-cell>
          <table:table-cell table:style-name="ce3" office:value-type="string" calcext:value-type="string">
            <text:p>Sistemas Microinformáticos y Rede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R2V</text:p>
          </table:table-cell>
          <table:table-cell table:style-name="ce3" table:formula="of:=[$'2018-19'.$F11]&amp;&quot; &quot;&amp;[$'2018-19'.$E11]" office:value-type="string" office:string-value="2º Sistemas Microinformáticos y Redes" calcext:value-type="string">
            <text:p>2º Sistemas Microinformáticos y Redes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IFCM01</text:p>
          </table:table-cell>
          <table:table-cell table:style-name="ce3" office:value-type="string" calcext:value-type="string">
            <text:p>Sistemas Microinformáticos y Rede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2D</text:p>
          </table:table-cell>
          <table:table-cell table:style-name="ce3" table:formula="of:=[$'2018-19'.$F12]&amp;&quot; &quot;&amp;[$'2018-19'.$E12]" office:value-type="string" office:string-value="2º Soldadura y calderería " calcext:value-type="string">
            <text:p>2º Soldadura y calderería 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FMEM02</text:p>
          </table:table-cell>
          <table:table-cell table:style-name="ce3" office:value-type="string" calcext:value-type="string">
            <text:p>Soldadura y calderería 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Fabricación Mecánica</text:p>
          </table:table-cell>
          <table:table-cell table:style-name="ce5" office:value-type="string" calcext:value-type="string">
            <text:p>GM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IR2D</text:p>
          </table:table-cell>
          <table:table-cell table:style-name="ce3" table:formula="of:=[$'2018-19'.$F13]&amp;&quot; &quot;&amp;[$'2018-19'.$E13]" office:value-type="string" office:string-value="2º Administración de Sistemas Informáticos en Red" calcext:value-type="string">
            <text:p>2º Administración de Sistemas Informáticos en Red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S01</text:p>
          </table:table-cell>
          <table:table-cell table:style-name="ce3" office:value-type="string" calcext:value-type="string">
            <text:p>Administración de Sistemas Informáticos en Red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IR2V</text:p>
          </table:table-cell>
          <table:table-cell table:style-name="ce3" table:formula="of:=[$'2018-19'.$F14]&amp;&quot; &quot;&amp;[$'2018-19'.$E14]" office:value-type="string" office:string-value="2º Administración de Sistemas Informáticos en Red" calcext:value-type="string">
            <text:p>2º Administración de Sistemas Informáticos en Red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IFCS01</text:p>
          </table:table-cell>
          <table:table-cell table:style-name="ce3" office:value-type="string" calcext:value-type="string">
            <text:p>Administración de Sistemas Informáticos en Red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I2V</text:p>
          </table:table-cell>
          <table:table-cell table:style-name="ce3" table:formula="of:=[$'2018-19'.$F15]&amp;&quot; &quot;&amp;[$'2018-19'.$E15]" office:value-type="string" office:string-value="2º Automatización y Robótica Industrial" calcext:value-type="string">
            <text:p>2º Automatización y Robótica Industrial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ELES04</text:p>
          </table:table-cell>
          <table:table-cell table:style-name="ce3" office:value-type="string" calcext:value-type="string">
            <text:p>Automatización y Robótica Industrial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Electricidad y Electrónica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M2V</text:p>
          </table:table-cell>
          <table:table-cell table:style-name="ce3" table:formula="of:=[$'2018-19'.$F16]&amp;&quot; &quot;&amp;[$'2018-19'.$E16]" office:value-type="string" office:string-value="2º Contrucciones Metálicas " calcext:value-type="string">
            <text:p>2º Contrucciones Metálicas 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FMES02</text:p>
          </table:table-cell>
          <table:table-cell table:style-name="ce3" office:value-type="string" calcext:value-type="string">
            <text:p>Contrucciones Metálicas 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Fabricación Mecánica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Sí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M2D</text:p>
          </table:table-cell>
          <table:table-cell table:style-name="ce3" table:formula="of:=[$'2018-19'.$F17]&amp;&quot; &quot;&amp;[$'2018-19'.$E17]" office:value-type="string" office:string-value="2º Desarrollo de Aplicaciones Multiplataforma" calcext:value-type="string">
            <text:p>2º Desarrollo de Aplicaciones Multiplataforma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IFCS02</text:p>
          </table:table-cell>
          <table:table-cell table:style-name="ce3" office:value-type="string" calcext:value-type="string">
            <text:p>Desarrollo de Aplicaciones Multiplataforma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W2V</text:p>
          </table:table-cell>
          <table:table-cell table:style-name="ce3" table:formula="of:=[$'2018-19'.$F18]&amp;&quot; &quot;&amp;[$'2018-19'.$E18]" office:value-type="string" office:string-value="2º Desarrollo de Aplicaciones Web" calcext:value-type="string">
            <text:p>2º Desarrollo de Aplicaciones Web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IFCS03</text:p>
          </table:table-cell>
          <table:table-cell table:style-name="ce3" office:value-type="string" calcext:value-type="string">
            <text:p>Desarrollo de Aplicaciones Web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Informática y Comunicaciones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L2D</text:p>
          </table:table-cell>
          <table:table-cell table:style-name="ce3" table:formula="of:=[$'2018-19'.$F19]&amp;&quot; &quot;&amp;[$'2018-19'.$E19]" office:value-type="string" office:string-value="2º Mantenimiento Electrónico" calcext:value-type="string">
            <text:p>2º Mantenimiento Electrónico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ELES03</text:p>
          </table:table-cell>
          <table:table-cell table:style-name="ce3" office:value-type="string" calcext:value-type="string">
            <text:p>Mantenimiento Electrónico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Electricidad y Electrónica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PFM2V</text:p>
          </table:table-cell>
          <table:table-cell table:style-name="ce3" table:formula="of:=[$'2018-19'.$F20]&amp;&quot; &quot;&amp;[$'2018-19'.$E20]" office:value-type="string" office:string-value="2º Programación de la Producción en Fabricación Mecánica" calcext:value-type="string">
            <text:p>2º Programación de la Producción en Fabricación Mecánica</text:p>
          </table:table-cell>
          <table:table-cell table:style-name="ce3" office:value-type="string" calcext:value-type="string">
            <text:p>Vespertino</text:p>
          </table:table-cell>
          <table:table-cell table:style-name="ce4" office:value-type="string" calcext:value-type="string">
            <text:p>FMES01</text:p>
          </table:table-cell>
          <table:table-cell table:style-name="ce3" office:value-type="string" calcext:value-type="string">
            <text:p>Programación de la Producción en Fabricación Mecánica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Fabricación Mecánica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A2D</text:p>
          </table:table-cell>
          <table:table-cell table:style-name="ce3" table:formula="of:=[$'2018-19'.$F21]&amp;&quot; &quot;&amp;[$'2018-19'.$E21]" office:value-type="string" office:string-value="2º Sistemas Electrotécnicos y Automatizados" calcext:value-type="string">
            <text:p>2º Sistemas Electrotécnicos y Automatizados</text:p>
          </table:table-cell>
          <table:table-cell table:style-name="ce3" office:value-type="string" calcext:value-type="string">
            <text:p>Diurno</text:p>
          </table:table-cell>
          <table:table-cell table:style-name="ce4" office:value-type="string" calcext:value-type="string">
            <text:p>ELES01</text:p>
          </table:table-cell>
          <table:table-cell table:style-name="ce3" office:value-type="string" calcext:value-type="string">
            <text:p>Sistemas Electrotécnicos y Automatizados</text:p>
          </table:table-cell>
          <table:table-cell table:style-name="ce5" office:value-type="string" calcext:value-type="string">
            <text:p>2º</text:p>
          </table:table-cell>
          <table:table-cell table:style-name="ce3" office:value-type="string" calcext:value-type="string">
            <text:p>Electricidad y Electrónica</text:p>
          </table:table-cell>
          <table:table-cell table:style-name="ce5" office:value-type="string" calcext:value-type="string">
            <text:p>G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Sí</text:p>
          </table:table-cell>
          <table:table-cell table:number-columns-repeated="1013"/>
        </table:table-row>
        <table:table-row table:style-name="ro2" table:number-rows-repeated="9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4" table:number-columns-repeated="26" table:default-cell-style-name="Default"/>
        <table:table-column table:style-name="co12" table:number-columns-repeated="998" table:default-cell-style-name="Default"/>
        <table:table-row table:style-name="ro1">
          <table:table-cell table:style-name="ce7" office:value-type="string" calcext:value-type="string">
            <text:p>Grado </text:p>
          </table:table-cell>
          <table:table-cell table:style-name="ce7" office:value-type="string" calcext:value-type="string">
            <text:p>Turno</text:p>
          </table:table-cell>
          <table:table-cell table:style-name="ce7" office:value-type="string" calcext:value-type="string">
            <text:p>FSE curso vig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P básica</text:p>
          </table:table-cell>
          <table:table-cell table:style-name="ce8" office:value-type="string" calcext:value-type="string">
            <text:p>Diurno</text:p>
          </table:table-cell>
          <table:table-cell office:value-type="string" calcext:value-type="string">
            <text:p>Sí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dio</text:p>
          </table:table-cell>
          <table:table-cell table:style-name="ce8" office:value-type="string" calcext:value-type="string">
            <text:p>Vespertino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perior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uperior Dual</text:p>
          </table:table-cell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4">
          <table:table-cell table:style-name="ce8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2018-19'.A1:'2018-19'.K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17.01pt" fo:margin-right="17.01pt" style:print-page-order="ttb" style:first-page-number="continue" style:scale-to="100%" style:writing-mode="lr-tb" style:print="charts drawings objects zero-values"/>
      <style:header-style>
        <style:header-footer-properties fo:min-height="53.86pt" fo:margin-left="0pt" fo:margin-right="0pt" fo:margin-bottom="42.86pt"/>
      </style:header-style>
      <style:footer-style>
        <style:header-footer-properties fo:min-height="53.86pt" fo:margin-left="0pt" fo:margin-right="0pt" fo:margin-top="42.86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8-19" style:display-name="PageStyle_2018-19" style:page-layout-name="Mpm3">
      <style:header>
        <style:region-right>
          <text:p><text:span text:style-name="MT1"><text:date style:data-style-name="N2" text:date-value="2019-04-10">00/00/0000</text:date></text:span></text:p>
        </style:region-right>
      </style:header>
      <style:header-left style:display="false"/>
      <style:footer>
        <style:region-left>
          <text:p><text:span text:style-name="MT1"><text:file-name text:display="name-and-extension">???</text:file-name></text:span></text:p>
        </style:region-lef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3" meta:object-count="0"/>
    <meta:generator>LibreOfficeDev/6.0.5.2$Linux_X86_64 LibreOffice_project/</meta:generator>
  </office:meta>
</office:document-meta>
</file>